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1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hp" table:style-name="ta1">
        <table:shapes>
          <draw:frame draw:z-index="0" draw:style-name="gr1" draw:text-style-name="P1" svg:width="491.44pt" svg:height="385.54pt" svg:x="120.53pt" svg:y="45.47pt">
            <draw:object draw:notify-on-update-of-ranges="ehp.A1:ehp.A1 ehp.B1:ehp.AF1 ehp.A2:ehp.A2 ehp.B2:ehp.AF2 ehp.A1:ehp.A1 ehp.B1:ehp.AF1 ehp.A3:ehp.A3 ehp.B3:ehp.AF3 ehp.A1:ehp.A1 ehp.B1:ehp.AF1 ehp.A4:ehp.A4 ehp.B4:ehp.AF4 ehp.A1:ehp.A1 ehp.B1:ehp.AF1 ehp.A5:ehp.A5 ehp.B5:ehp.AF5 ehp.A1:ehp.A1 ehp.B1:ehp.AF1 ehp.A6:ehp.A6 ehp.B6:ehp.AF6 ehp.A1:ehp.A1 ehp.B1:ehp.AF1 ehp.A7:ehp.A7 ehp.B7:ehp.AF7 ehp.A1:ehp.A1 ehp.B1:ehp.AF1 ehp.A8:ehp.A8 ehp.B8:ehp.A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in stat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m dm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9" calcext:value-type="float">
            <text:p>1.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01" calcext:value-type="float">
            <text:p>2.01</text:p>
          </table:table-cell>
          <table:table-cell table:number-columns-repeated="3"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table:number-columns-repeated="4" office:value-type="float" office:value="2.05" calcext:value-type="float">
            <text:p>2.05</text:p>
          </table:table-cell>
          <table:table-cell table:number-columns-repeated="4" office:value-type="float" office:value="2.06" calcext:value-type="float">
            <text:p>2.06</text:p>
          </table:table-cell>
          <table:table-cell table:number-columns-repeated="3" office:value-type="float" office:value="2.07" calcext:value-type="float">
            <text:p>2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m dm noisb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2.09" calcext:value-type="float">
            <text:p>2.09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m dm 1i1p</text:p>
          </table:table-cell>
          <table:table-cell office:value-type="float" office:value="2.3" calcext:value-type="float">
            <text:p>2.3</text:p>
          </table:table-cell>
          <table:table-cell office:value-type="float" office:value="2.31" calcext:value-type="float">
            <text:p>2.31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4" calcext:value-type="float">
            <text:p>2.4</text:p>
          </table:table-cell>
          <table:table-cell office:value-type="float" office:value="2.41" calcext:value-type="float">
            <text:p>2.41</text:p>
          </table:table-cell>
          <table:table-cell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2.52" calcext:value-type="float">
            <text:p>2.5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55" calcext:value-type="float">
            <text:p>2.55</text:p>
          </table:table-cell>
          <table:table-cell table:number-columns-repeated="3" office:value-type="float" office:value="2.56" calcext:value-type="float">
            <text:p>2.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m dm 1i2p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 office:value-type="float" office:value="3.4" calcext:value-type="float">
            <text:p>3.4</text:p>
          </table:table-cell>
          <table:table-cell office:value-type="float" office:value="3.45" calcext:value-type="float">
            <text:p>3.45</text:p>
          </table:table-cell>
          <table:table-cell office:value-type="float" office:value="3.5" calcext:value-type="float">
            <text:p>3.5</text:p>
          </table:table-cell>
          <table:table-cell office:value-type="float" office:value="3.54" calcext:value-type="float">
            <text:p>3.54</text:p>
          </table:table-cell>
          <table:table-cell office:value-type="float" office:value="3.58" calcext:value-type="float">
            <text:p>3.58</text:p>
          </table:table-cell>
          <table:table-cell office:value-type="float" office:value="3.62" calcext:value-type="float">
            <text:p>3.62</text:p>
          </table:table-cell>
          <table:table-cell office:value-type="float" office:value="3.66" calcext:value-type="float">
            <text:p>3.66</text:p>
          </table:table-cell>
          <table:table-cell office:value-type="float" office:value="3.7" calcext:value-type="float">
            <text:p>3.7</text:p>
          </table:table-cell>
          <table:table-cell office:value-type="float" office:value="3.74" calcext:value-type="float">
            <text:p>3.74</text:p>
          </table:table-cell>
          <table:table-cell office:value-type="float" office:value="3.77" calcext:value-type="float">
            <text:p>3.77</text:p>
          </table:table-cell>
          <table:table-cell office:value-type="float" office:value="3.8" calcext:value-type="float">
            <text:p>3.8</text:p>
          </table:table-cell>
          <table:table-cell office:value-type="float" office:value="3.84" calcext:value-type="float">
            <text:p>3.84</text:p>
          </table:table-cell>
          <table:table-cell office:value-type="float" office:value="3.87" calcext:value-type="float">
            <text:p>3.87</text:p>
          </table:table-cell>
          <table:table-cell office:value-type="float" office:value="3.9" calcext:value-type="float">
            <text:p>3.9</text:p>
          </table:table-cell>
          <table:table-cell office:value-type="float" office:value="3.93" calcext:value-type="float">
            <text:p>3.93</text:p>
          </table:table-cell>
          <table:table-cell office:value-type="float" office:value="3.96" calcext:value-type="float">
            <text:p>3.96</text:p>
          </table:table-cell>
          <table:table-cell office:value-type="float" office:value="3.98" calcext:value-type="float">
            <text:p>3.98</text:p>
          </table:table-cell>
          <table:table-cell office:value-type="float" office:value="4.01" calcext:value-type="float">
            <text:p>4.01</text:p>
          </table:table-cell>
          <table:table-cell office:value-type="float" office:value="4.04" calcext:value-type="float">
            <text:p>4.04</text:p>
          </table:table-cell>
          <table:table-cell office:value-type="float" office:value="4.06" calcext:value-type="float">
            <text:p>4.06</text:p>
          </table:table-cell>
          <table:table-cell office:value-type="float" office:value="4.09" calcext:value-type="float">
            <text:p>4.09</text:p>
          </table:table-cell>
          <table:table-cell office:value-type="float" office:value="4.11" calcext:value-type="float">
            <text:p>4.11</text:p>
          </table:table-cell>
          <table:table-cell office:value-type="float" office:value="4.13" calcext:value-type="float">
            <text:p>4.13</text:p>
          </table:table-cell>
          <table:table-cell office:value-type="float" office:value="4.16" calcext:value-type="float">
            <text:p>4.16</text:p>
          </table:table-cell>
          <table:table-cell office:value-type="float" office:value="4.18" calcext:value-type="float">
            <text:p>4.18</text:p>
          </table:table-cell>
          <table:table-cell office:value-type="float" office:value="4.2" calcext:value-type="float">
            <text:p>4.2</text:p>
          </table:table-cell>
          <table:table-cell office:value-type="float" office:value="4.22" calcext:value-type="float">
            <text:p>4.22</text:p>
          </table:table-cell>
          <table:table-cell office:value-type="float" office:value="4.24" calcext:value-type="float">
            <text:p>4.24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2.25" calcext:value-type="float">
            <text:p>2.25</text:p>
          </table:table-cell>
          <table:table-cell office:value-type="float" office:value="2.27" calcext:value-type="float">
            <text:p>2.27</text:p>
          </table:table-cell>
          <table:table-cell office:value-type="float" office:value="2.28" calcext:value-type="float">
            <text:p>2.28</text:p>
          </table:table-cell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2.41" calcext:value-type="float">
            <text:p>2.41</text:p>
          </table:table-cell>
          <table:table-cell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office:value-type="float" office:value="2.44" calcext:value-type="float">
            <text:p>2.44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office:value-type="float" office:value="2.61" calcext:value-type="float">
            <text:p>2.61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.95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.14" calcext:value-type="float">
            <text:p>3.14</text:p>
          </table:table-cell>
          <table:table-cell office:value-type="float" office:value="3.19" calcext:value-type="float">
            <text:p>3.19</text:p>
          </table:table-cell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3.33" calcext:value-type="float">
            <text:p>3.33</text:p>
          </table:table-cell>
          <table:table-cell office:value-type="float" office:value="3.38" calcext:value-type="float">
            <text:p>3.38</text:p>
          </table:table-cell>
          <table:table-cell office:value-type="float" office:value="3.43" calcext:value-type="float">
            <text:p>3.43</text:p>
          </table:table-cell>
          <table:table-cell office:value-type="float" office:value="3.48" calcext:value-type="float">
            <text:p>3.48</text:p>
          </table:table-cell>
          <table:table-cell office:value-type="float" office:value="3.52" calcext:value-type="float">
            <text:p>3.52</text:p>
          </table:table-cell>
          <table:table-cell office:value-type="float" office:value="3.57" calcext:value-type="float">
            <text:p>3.57</text:p>
          </table:table-cell>
          <table:table-cell office:value-type="float" office:value="3.62" calcext:value-type="float">
            <text:p>3.62</text:p>
          </table:table-cell>
          <table:table-cell office:value-type="float" office:value="3.67" calcext:value-type="float">
            <text:p>3.67</text:p>
          </table:table-cell>
          <table:table-cell office:value-type="float" office:value="3.71" calcext:value-type="float">
            <text:p>3.71</text:p>
          </table:table-cell>
          <table:table-cell office:value-type="float" office:value="3.76" calcext:value-type="float">
            <text:p>3.76</text:p>
          </table:table-cell>
          <table:table-cell office:value-type="float" office:value="3.81" calcext:value-type="float">
            <text:p>3.81</text:p>
          </table:table-cell>
          <table:table-cell office:value-type="float" office:value="3.86" calcext:value-type="float">
            <text:p>3.86</text:p>
          </table:table-cell>
          <table:table-cell office:value-type="float" office:value="3.9" calcext:value-type="float">
            <text:p>3.9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float" office:value="4.05" calcext:value-type="float">
            <text:p>4.05</text:p>
          </table:table-cell>
          <table:table-cell office:value-type="float" office:value="4.1" calcext:value-type="float">
            <text:p>4.1</text:p>
          </table:table-cell>
          <table:table-cell office:value-type="float" office:value="4.14" calcext:value-type="float">
            <text:p>4.14</text:p>
          </table:table-cell>
          <table:table-cell office:value-type="float" office:value="4.19" calcext:value-type="float">
            <text:p>4.19</text:p>
          </table:table-cell>
          <table:table-cell office:value-type="float" office:value="4.24" calcext:value-type="float">
            <text:p>4.24</text:p>
          </table:table-cell>
          <table:table-cell office:value-type="float" office:value="4.29" calcext:value-type="float">
            <text:p>4.29</text:p>
          </table:table-cell>
          <table:table-cell office:value-type="float" office:value="4.33" calcext:value-type="float">
            <text:p>4.33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m stagger</text:p>
          </table:table-cell>
          <table:table-cell office:value-type="float" office:value="5.87" calcext:value-type="float">
            <text:p>5.87</text:p>
          </table:table-cell>
          <table:table-cell office:value-type="float" office:value="6.1" calcext:value-type="float">
            <text:p>6.1</text:p>
          </table:table-cell>
          <table:table-cell office:value-type="float" office:value="6.32" calcext:value-type="float">
            <text:p>6.32</text:p>
          </table:table-cell>
          <table:table-cell office:value-type="float" office:value="6.54" calcext:value-type="float">
            <text:p>6.54</text:p>
          </table:table-cell>
          <table:table-cell office:value-type="float" office:value="6.76" calcext:value-type="float">
            <text:p>6.76</text:p>
          </table:table-cell>
          <table:table-cell office:value-type="float" office:value="6.98" calcext:value-type="float">
            <text:p>6.98</text:p>
          </table:table-cell>
          <table:table-cell office:value-type="float" office:value="7.21" calcext:value-type="float">
            <text:p>7.21</text:p>
          </table:table-cell>
          <table:table-cell office:value-type="float" office:value="7.43" calcext:value-type="float">
            <text:p>7.43</text:p>
          </table:table-cell>
          <table:table-cell office:value-type="float" office:value="7.65" calcext:value-type="float">
            <text:p>7.65</text:p>
          </table:table-cell>
          <table:table-cell office:value-type="float" office:value="7.87" calcext:value-type="float">
            <text:p>7.87</text:p>
          </table:table-cell>
          <table:table-cell office:value-type="float" office:value="8.1" calcext:value-type="float">
            <text:p>8.1</text:p>
          </table:table-cell>
          <table:table-cell office:value-type="float" office:value="8.32" calcext:value-type="float">
            <text:p>8.32</text:p>
          </table:table-cell>
          <table:table-cell office:value-type="float" office:value="8.54" calcext:value-type="float">
            <text:p>8.54</text:p>
          </table:table-cell>
          <table:table-cell office:value-type="float" office:value="8.76" calcext:value-type="float">
            <text:p>8.76</text:p>
          </table:table-cell>
          <table:table-cell office:value-type="float" office:value="8.98" calcext:value-type="float">
            <text:p>8.98</text:p>
          </table:table-cell>
          <table:table-cell office:value-type="float" office:value="9.21" calcext:value-type="float">
            <text:p>9.21</text:p>
          </table:table-cell>
          <table:table-cell office:value-type="float" office:value="9.43" calcext:value-type="float">
            <text:p>9.43</text:p>
          </table:table-cell>
          <table:table-cell office:value-type="float" office:value="9.65" calcext:value-type="float">
            <text:p>9.65</text:p>
          </table:table-cell>
          <table:table-cell office:value-type="float" office:value="9.87" calcext:value-type="float">
            <text:p>9.87</text:p>
          </table:table-cell>
          <table:table-cell office:value-type="float" office:value="10.1" calcext:value-type="float">
            <text:p>10.1</text:p>
          </table:table-cell>
          <table:table-cell office:value-type="float" office:value="10.32" calcext:value-type="float">
            <text:p>10.32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6" calcext:value-type="float">
            <text:p>10.76</text:p>
          </table:table-cell>
          <table:table-cell office:value-type="float" office:value="10.98" calcext:value-type="float">
            <text:p>10.98</text:p>
          </table:table-cell>
          <table:table-cell office:value-type="float" office:value="11.21" calcext:value-type="float">
            <text:p>11.2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87" calcext:value-type="float">
            <text:p>11.87</text:p>
          </table:table-cell>
          <table:table-cell office:value-type="float" office:value="12.1" calcext:value-type="float">
            <text:p>12.1</text:p>
          </table:table-cell>
          <table:table-cell office:value-type="float" office:value="12.32" calcext:value-type="float">
            <text:p>12.32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14:00:15.983293996</dc:date>
    <meta:editing-duration>PT23H5M6S</meta:editing-duration>
    <meta:editing-cycles>1</meta:editing-cycles>
    <meta:document-statistic meta:table-count="1" meta:cell-count="264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38cm" svg:height="13.602cm" xlink:href=".." xlink:type="simple" chart:class="chart:scatter" chart:style-name="ch1">
        <chart:legend chart:legend-position="end" svg:x="13.904cm" svg:y="5.284cm" style:legend-expansion="high" chart:style-name="ch2"/>
        <chart:plot-area chart:style-name="ch3" table:cell-range-address="ehp.A1:ehp.AF8" chart:data-source-has-labels="column" svg:x="0.346cm" svg:y="0.272cm" svg:width="13.212cm" svg:height="13.058cm">
          <chartooo:coordinate-region svg:x="0.782cm" svg:y="0.433cm" svg:width="12.126cm" svg:height="12.3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hp.B2:ehp.AF2" chart:label-cell-address="ehp.A2:ehp.A2" chart:class="chart:scatter">
            <chart:domain table:cell-range-address="ehp.B1:ehp.AF1"/>
            <chart:data-point chart:repeated="31"/>
          </chart:series>
          <chart:series chart:style-name="ch7" chart:values-cell-range-address="ehp.B3:ehp.AF3" chart:label-cell-address="ehp.A3:ehp.A3" chart:class="chart:scatter">
            <chart:data-point chart:repeated="31"/>
          </chart:series>
          <chart:series chart:style-name="ch8" chart:values-cell-range-address="ehp.B4:ehp.AF4" chart:label-cell-address="ehp.A4:ehp.A4" chart:class="chart:scatter">
            <chart:data-point chart:repeated="31"/>
          </chart:series>
          <chart:series chart:style-name="ch9" chart:values-cell-range-address="ehp.B5:ehp.AF5" chart:label-cell-address="ehp.A5:ehp.A5" chart:class="chart:scatter">
            <chart:data-point chart:repeated="31"/>
          </chart:series>
          <chart:series chart:style-name="ch10" chart:values-cell-range-address="ehp.B6:ehp.AF6" chart:label-cell-address="ehp.A6:ehp.A6" chart:class="chart:scatter">
            <chart:data-point chart:repeated="31"/>
          </chart:series>
          <chart:series chart:style-name="ch11" chart:values-cell-range-address="ehp.B7:ehp.AF7" chart:label-cell-address="ehp.A7:ehp.A7" chart:class="chart:scatter">
            <chart:data-point chart:repeated="31"/>
          </chart:series>
          <chart:series chart:style-name="ch12" chart:values-cell-range-address="ehp.B8:ehp.AF8" chart:label-cell-address="ehp.A8:ehp.A8" chart:class="chart:scatte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00">
                <text:p>4000</text:p>
                <draw:g>
                  <svg:desc>ehp.B1:ehp.AF1</svg:desc>
                </draw:g>
              </table:table-cell>
              <table:table-cell office:value-type="float" office:value="4200">
                <text:p>4200</text:p>
              </table:table-cell>
              <table:table-cell office:value-type="float" office:value="4400">
                <text:p>4400</text:p>
              </table:table-cell>
              <table:table-cell office:value-type="float" office:value="4600">
                <text:p>4600</text:p>
              </table:table-cell>
              <table:table-cell office:value-type="float" office:value="4800">
                <text:p>4800</text:p>
              </table:table-cell>
              <table:table-cell office:value-type="float" office:value="5000">
                <text:p>5000</text:p>
              </table:table-cell>
              <table:table-cell office:value-type="float" office:value="5200">
                <text:p>5200</text:p>
              </table:table-cell>
              <table:table-cell office:value-type="float" office:value="5400">
                <text:p>5400</text:p>
              </table:table-cell>
              <table:table-cell office:value-type="float" office:value="5600">
                <text:p>5600</text:p>
              </table:table-cell>
              <table:table-cell office:value-type="float" office:value="5800">
                <text:p>5800</text:p>
              </table:table-cell>
              <table:table-cell office:value-type="float" office:value="6000">
                <text:p>6000</text:p>
              </table:table-cell>
              <table:table-cell office:value-type="float" office:value="6200">
                <text:p>6200</text:p>
              </table:table-cell>
              <table:table-cell office:value-type="float" office:value="6400">
                <text:p>6400</text:p>
              </table:table-cell>
              <table:table-cell office:value-type="float" office:value="6600">
                <text:p>6600</text:p>
              </table:table-cell>
              <table:table-cell office:value-type="float" office:value="6800">
                <text:p>6800</text:p>
              </table:table-cell>
              <table:table-cell office:value-type="float" office:value="7000">
                <text:p>7000</text:p>
              </table:table-cell>
              <table:table-cell office:value-type="float" office:value="7200">
                <text:p>7200</text:p>
              </table:table-cell>
              <table:table-cell office:value-type="float" office:value="7400">
                <text:p>7400</text:p>
              </table:table-cell>
              <table:table-cell office:value-type="float" office:value="7600">
                <text:p>7600</text:p>
              </table:table-cell>
              <table:table-cell office:value-type="float" office:value="7800">
                <text:p>7800</text:p>
              </table:table-cell>
              <table:table-cell office:value-type="float" office:value="8000">
                <text:p>8000</text:p>
              </table:table-cell>
              <table:table-cell office:value-type="float" office:value="8200">
                <text:p>8200</text:p>
              </table:table-cell>
              <table:table-cell office:value-type="float" office:value="8400">
                <text:p>8400</text:p>
              </table:table-cell>
              <table:table-cell office:value-type="float" office:value="8600">
                <text:p>8600</text:p>
              </table:table-cell>
              <table:table-cell office:value-type="float" office:value="8800">
                <text:p>8800</text:p>
              </table:table-cell>
              <table:table-cell office:value-type="float" office:value="9000">
                <text:p>9000</text:p>
              </table:table-cell>
              <table:table-cell office:value-type="float" office:value="9200">
                <text:p>9200</text:p>
              </table:table-cell>
              <table:table-cell office:value-type="float" office:value="9400">
                <text:p>9400</text:p>
              </table:table-cell>
              <table:table-cell office:value-type="float" office:value="9600">
                <text:p>9600</text:p>
              </table:table-cell>
              <table:table-cell office:value-type="float" office:value="9800">
                <text:p>98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brm dm</text:p>
                <draw:g>
                  <svg:desc>ehp.A2:ehp.A2</svg:desc>
                </draw:g>
              </table:table-cell>
              <table:table-cell office:value-type="float" office:value="1.94">
                <text:p>1.94</text:p>
                <draw:g>
                  <svg:desc>ehp.B2:ehp.AF2</svg:desc>
                </draw:g>
              </table:table-cell>
              <table:table-cell office:value-type="float" office:value="1.95">
                <text:p>1.95</text:p>
              </table:table-cell>
              <table:table-cell office:value-type="float" office:value="1.96">
                <text:p>1.96</text:p>
              </table:table-cell>
              <table:table-cell office:value-type="float" office:value="1.97">
                <text:p>1.97</text:p>
              </table:table-cell>
              <table:table-cell office:value-type="float" office:value="1.97">
                <text:p>1.97</text:p>
              </table:table-cell>
              <table:table-cell office:value-type="float" office:value="1.98">
                <text:p>1.98</text:p>
              </table:table-cell>
              <table:table-cell office:value-type="float" office:value="1.99">
                <text:p>1.99</text:p>
              </table:table-cell>
              <table:table-cell office:value-type="float" office:value="1.99">
                <text:p>1.9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">
                <text:p>2.01</text:p>
              </table:table-cell>
              <table:table-cell office:value-type="float" office:value="2.01">
                <text:p>2.01</text:p>
              </table:table-cell>
              <table:table-cell office:value-type="float" office:value="2.02">
                <text:p>2.02</text:p>
              </table:table-cell>
              <table:table-cell office:value-type="float" office:value="2.02">
                <text:p>2.02</text:p>
              </table:table-cell>
              <table:table-cell office:value-type="float" office:value="2.02">
                <text:p>2.02</text:p>
              </table:table-cell>
              <table:table-cell office:value-type="float" office:value="2.03">
                <text:p>2.03</text:p>
              </table:table-cell>
              <table:table-cell office:value-type="float" office:value="2.03">
                <text:p>2.03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2.06">
                <text:p>2.06</text:p>
              </table:table-cell>
              <table:table-cell office:value-type="float" office:value="2.06">
                <text:p>2.06</text:p>
              </table:table-cell>
              <table:table-cell office:value-type="float" office:value="2.06">
                <text:p>2.06</text:p>
              </table:table-cell>
              <table:table-cell office:value-type="float" office:value="2.06">
                <text:p>2.06</text:p>
              </table:table-cell>
              <table:table-cell office:value-type="float" office:value="2.07">
                <text:p>2.07</text:p>
              </table:table-cell>
              <table:table-cell office:value-type="float" office:value="2.07">
                <text:p>2.07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brm dm noisb</text:p>
                <draw:g>
                  <svg:desc>ehp.A3:ehp.A3</svg:desc>
                </draw:g>
              </table:table-cell>
              <table:table-cell office:value-type="float" office:value="1.87">
                <text:p>1.87</text:p>
                <draw:g>
                  <svg:desc>ehp.B3:ehp.AF3</svg:desc>
                </draw:g>
              </table:table-cell>
              <table:table-cell office:value-type="float" office:value="1.88">
                <text:p>1.88</text:p>
              </table:table-cell>
              <table:table-cell office:value-type="float" office:value="1.9">
                <text:p>1.9</text:p>
              </table:table-cell>
              <table:table-cell office:value-type="float" office:value="1.91">
                <text:p>1.91</text:p>
              </table:table-cell>
              <table:table-cell office:value-type="float" office:value="1.93">
                <text:p>1.93</text:p>
              </table:table-cell>
              <table:table-cell office:value-type="float" office:value="1.94">
                <text:p>1.94</text:p>
              </table:table-cell>
              <table:table-cell office:value-type="float" office:value="1.95">
                <text:p>1.95</text:p>
              </table:table-cell>
              <table:table-cell office:value-type="float" office:value="1.96">
                <text:p>1.96</text:p>
              </table:table-cell>
              <table:table-cell office:value-type="float" office:value="1.98">
                <text:p>1.98</text:p>
              </table:table-cell>
              <table:table-cell office:value-type="float" office:value="1.99">
                <text:p>1.99</text:p>
              </table:table-cell>
              <table:table-cell office:value-type="float" office:value="2">
                <text:p>2</text:p>
              </table:table-cell>
              <table:table-cell office:value-type="float" office:value="2.01">
                <text:p>2.01</text:p>
              </table:table-cell>
              <table:table-cell office:value-type="float" office:value="2.02">
                <text:p>2.02</text:p>
              </table:table-cell>
              <table:table-cell office:value-type="float" office:value="2.03">
                <text:p>2.03</text:p>
              </table:table-cell>
              <table:table-cell office:value-type="float" office:value="2.04">
                <text:p>2.04</text:p>
              </table:table-cell>
              <table:table-cell office:value-type="float" office:value="2.05">
                <text:p>2.05</text:p>
              </table:table-cell>
              <table:table-cell office:value-type="float" office:value="2.06">
                <text:p>2.06</text:p>
              </table:table-cell>
              <table:table-cell office:value-type="float" office:value="2.07">
                <text:p>2.07</text:p>
              </table:table-cell>
              <table:table-cell office:value-type="float" office:value="2.08">
                <text:p>2.08</text:p>
              </table:table-cell>
              <table:table-cell office:value-type="float" office:value="2.09">
                <text:p>2.09</text:p>
              </table:table-cell>
              <table:table-cell office:value-type="float" office:value="2.1">
                <text:p>2.1</text:p>
              </table:table-cell>
              <table:table-cell office:value-type="float" office:value="2.11">
                <text:p>2.11</text:p>
              </table:table-cell>
              <table:table-cell office:value-type="float" office:value="2.12">
                <text:p>2.12</text:p>
              </table:table-cell>
              <table:table-cell office:value-type="float" office:value="2.13">
                <text:p>2.13</text:p>
              </table:table-cell>
              <table:table-cell office:value-type="float" office:value="2.13">
                <text:p>2.13</text:p>
              </table:table-cell>
              <table:table-cell office:value-type="float" office:value="2.14">
                <text:p>2.14</text:p>
              </table:table-cell>
              <table:table-cell office:value-type="float" office:value="2.15">
                <text:p>2.15</text:p>
              </table:table-cell>
              <table:table-cell office:value-type="float" office:value="2.16">
                <text:p>2.16</text:p>
              </table:table-cell>
              <table:table-cell office:value-type="float" office:value="2.17">
                <text:p>2.17</text:p>
              </table:table-cell>
              <table:table-cell office:value-type="float" office:value="2.17">
                <text:p>2.1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brm dm 1i1p</text:p>
                <draw:g>
                  <svg:desc>ehp.A4:ehp.A4</svg:desc>
                </draw:g>
              </table:table-cell>
              <table:table-cell office:value-type="float" office:value="2.3">
                <text:p>2.3</text:p>
                <draw:g>
                  <svg:desc>ehp.B4:ehp.AF4</svg:desc>
                </draw:g>
              </table:table-cell>
              <table:table-cell office:value-type="float" office:value="2.31">
                <text:p>2.31</text:p>
              </table:table-cell>
              <table:table-cell office:value-type="float" office:value="2.33">
                <text:p>2.33</text:p>
              </table:table-cell>
              <table:table-cell office:value-type="float" office:value="2.34">
                <text:p>2.34</text:p>
              </table:table-cell>
              <table:table-cell office:value-type="float" office:value="2.36">
                <text:p>2.36</text:p>
              </table:table-cell>
              <table:table-cell office:value-type="float" office:value="2.37">
                <text:p>2.37</text:p>
              </table:table-cell>
              <table:table-cell office:value-type="float" office:value="2.38">
                <text:p>2.38</text:p>
              </table:table-cell>
              <table:table-cell office:value-type="float" office:value="2.4">
                <text:p>2.4</text:p>
              </table:table-cell>
              <table:table-cell office:value-type="float" office:value="2.41">
                <text:p>2.41</text:p>
              </table:table-cell>
              <table:table-cell office:value-type="float" office:value="2.42">
                <text:p>2.42</text:p>
              </table:table-cell>
              <table:table-cell office:value-type="float" office:value="2.43">
                <text:p>2.43</text:p>
              </table:table-cell>
              <table:table-cell office:value-type="float" office:value="2.44">
                <text:p>2.44</text:p>
              </table:table-cell>
              <table:table-cell office:value-type="float" office:value="2.45">
                <text:p>2.45</text:p>
              </table:table-cell>
              <table:table-cell office:value-type="float" office:value="2.46">
                <text:p>2.46</text:p>
              </table:table-cell>
              <table:table-cell office:value-type="float" office:value="2.47">
                <text:p>2.47</text:p>
              </table:table-cell>
              <table:table-cell office:value-type="float" office:value="2.47">
                <text:p>2.47</text:p>
              </table:table-cell>
              <table:table-cell office:value-type="float" office:value="2.48">
                <text:p>2.48</text:p>
              </table:table-cell>
              <table:table-cell office:value-type="float" office:value="2.49">
                <text:p>2.49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1">
                <text:p>2.51</text:p>
              </table:table-cell>
              <table:table-cell office:value-type="float" office:value="2.52">
                <text:p>2.52</text:p>
              </table:table-cell>
              <table:table-cell office:value-type="float" office:value="2.52">
                <text:p>2.52</text:p>
              </table:table-cell>
              <table:table-cell office:value-type="float" office:value="2.53">
                <text:p>2.53</text:p>
              </table:table-cell>
              <table:table-cell office:value-type="float" office:value="2.53">
                <text:p>2.53</text:p>
              </table:table-cell>
              <table:table-cell office:value-type="float" office:value="2.54">
                <text:p>2.54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6">
                <text:p>2.56</text:p>
              </table:table-cell>
              <table:table-cell office:value-type="float" office:value="2.56">
                <text:p>2.5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brm dm 1i2p</text:p>
                <draw:g>
                  <svg:desc>ehp.A5:ehp.A5</svg:desc>
                </draw:g>
              </table:table-cell>
              <table:table-cell office:value-type="float" office:value="3.3">
                <text:p>3.3</text:p>
                <draw:g>
                  <svg:desc>ehp.B5:ehp.AF5</svg:desc>
                </draw:g>
              </table:table-cell>
              <table:table-cell office:value-type="float" office:value="3.36">
                <text:p>3.36</text:p>
              </table:table-cell>
              <table:table-cell office:value-type="float" office:value="3.4">
                <text:p>3.4</text:p>
              </table:table-cell>
              <table:table-cell office:value-type="float" office:value="3.45">
                <text:p>3.45</text:p>
              </table:table-cell>
              <table:table-cell office:value-type="float" office:value="3.5">
                <text:p>3.5</text:p>
              </table:table-cell>
              <table:table-cell office:value-type="float" office:value="3.54">
                <text:p>3.54</text:p>
              </table:table-cell>
              <table:table-cell office:value-type="float" office:value="3.58">
                <text:p>3.58</text:p>
              </table:table-cell>
              <table:table-cell office:value-type="float" office:value="3.62">
                <text:p>3.62</text:p>
              </table:table-cell>
              <table:table-cell office:value-type="float" office:value="3.66">
                <text:p>3.66</text:p>
              </table:table-cell>
              <table:table-cell office:value-type="float" office:value="3.7">
                <text:p>3.7</text:p>
              </table:table-cell>
              <table:table-cell office:value-type="float" office:value="3.74">
                <text:p>3.74</text:p>
              </table:table-cell>
              <table:table-cell office:value-type="float" office:value="3.77">
                <text:p>3.77</text:p>
              </table:table-cell>
              <table:table-cell office:value-type="float" office:value="3.8">
                <text:p>3.8</text:p>
              </table:table-cell>
              <table:table-cell office:value-type="float" office:value="3.84">
                <text:p>3.84</text:p>
              </table:table-cell>
              <table:table-cell office:value-type="float" office:value="3.87">
                <text:p>3.87</text:p>
              </table:table-cell>
              <table:table-cell office:value-type="float" office:value="3.9">
                <text:p>3.9</text:p>
              </table:table-cell>
              <table:table-cell office:value-type="float" office:value="3.93">
                <text:p>3.93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  <table:table-cell office:value-type="float" office:value="4.01">
                <text:p>4.01</text:p>
              </table:table-cell>
              <table:table-cell office:value-type="float" office:value="4.04">
                <text:p>4.04</text:p>
              </table:table-cell>
              <table:table-cell office:value-type="float" office:value="4.06">
                <text:p>4.06</text:p>
              </table:table-cell>
              <table:table-cell office:value-type="float" office:value="4.09">
                <text:p>4.09</text:p>
              </table:table-cell>
              <table:table-cell office:value-type="float" office:value="4.11">
                <text:p>4.11</text:p>
              </table:table-cell>
              <table:table-cell office:value-type="float" office:value="4.13">
                <text:p>4.13</text:p>
              </table:table-cell>
              <table:table-cell office:value-type="float" office:value="4.16">
                <text:p>4.16</text:p>
              </table:table-cell>
              <table:table-cell office:value-type="float" office:value="4.18">
                <text:p>4.18</text:p>
              </table:table-cell>
              <table:table-cell office:value-type="float" office:value="4.2">
                <text:p>4.2</text:p>
              </table:table-cell>
              <table:table-cell office:value-type="float" office:value="4.22">
                <text:p>4.22</text:p>
              </table:table-cell>
              <table:table-cell office:value-type="float" office:value="4.24">
                <text:p>4.24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dk</text:p>
                <draw:g>
                  <svg:desc>ehp.A6:ehp.A6</svg:desc>
                </draw:g>
              </table:table-cell>
              <table:table-cell office:value-type="float" office:value="2.25">
                <text:p>2.25</text:p>
                <draw:g>
                  <svg:desc>ehp.B6:ehp.AF6</svg:desc>
                </draw:g>
              </table:table-cell>
              <table:table-cell office:value-type="float" office:value="2.27">
                <text:p>2.27</text:p>
              </table:table-cell>
              <table:table-cell office:value-type="float" office:value="2.28">
                <text:p>2.28</text:p>
              </table:table-cell>
              <table:table-cell office:value-type="float" office:value="2.29">
                <text:p>2.29</text:p>
              </table:table-cell>
              <table:table-cell office:value-type="float" office:value="2.3">
                <text:p>2.3</text:p>
              </table:table-cell>
              <table:table-cell office:value-type="float" office:value="2.32">
                <text:p>2.32</text:p>
              </table:table-cell>
              <table:table-cell office:value-type="float" office:value="2.33">
                <text:p>2.33</text:p>
              </table:table-cell>
              <table:table-cell office:value-type="float" office:value="2.34">
                <text:p>2.34</text:p>
              </table:table-cell>
              <table:table-cell office:value-type="float" office:value="2.36">
                <text:p>2.36</text:p>
              </table:table-cell>
              <table:table-cell office:value-type="float" office:value="2.37">
                <text:p>2.37</text:p>
              </table:table-cell>
              <table:table-cell office:value-type="float" office:value="2.38">
                <text:p>2.38</text:p>
              </table:table-cell>
              <table:table-cell office:value-type="float" office:value="2.39">
                <text:p>2.39</text:p>
              </table:table-cell>
              <table:table-cell office:value-type="float" office:value="2.41">
                <text:p>2.41</text:p>
              </table:table-cell>
              <table:table-cell office:value-type="float" office:value="2.42">
                <text:p>2.42</text:p>
              </table:table-cell>
              <table:table-cell office:value-type="float" office:value="2.43">
                <text:p>2.43</text:p>
              </table:table-cell>
              <table:table-cell office:value-type="float" office:value="2.44">
                <text:p>2.44</text:p>
              </table:table-cell>
              <table:table-cell office:value-type="float" office:value="2.46">
                <text:p>2.46</text:p>
              </table:table-cell>
              <table:table-cell office:value-type="float" office:value="2.47">
                <text:p>2.47</text:p>
              </table:table-cell>
              <table:table-cell office:value-type="float" office:value="2.48">
                <text:p>2.48</text:p>
              </table:table-cell>
              <table:table-cell office:value-type="float" office:value="2.5">
                <text:p>2.5</text:p>
              </table:table-cell>
              <table:table-cell office:value-type="float" office:value="2.51">
                <text:p>2.51</text:p>
              </table:table-cell>
              <table:table-cell office:value-type="float" office:value="2.52">
                <text:p>2.52</text:p>
              </table:table-cell>
              <table:table-cell office:value-type="float" office:value="2.53">
                <text:p>2.53</text:p>
              </table:table-cell>
              <table:table-cell office:value-type="float" office:value="2.55">
                <text:p>2.55</text:p>
              </table:table-cell>
              <table:table-cell office:value-type="float" office:value="2.56">
                <text:p>2.56</text:p>
              </table:table-cell>
              <table:table-cell office:value-type="float" office:value="2.57">
                <text:p>2.57</text:p>
              </table:table-cell>
              <table:table-cell office:value-type="float" office:value="2.58">
                <text:p>2.58</text:p>
              </table:table-cell>
              <table:table-cell office:value-type="float" office:value="2.6">
                <text:p>2.6</text:p>
              </table:table-cell>
              <table:table-cell office:value-type="float" office:value="2.61">
                <text:p>2.61</text:p>
              </table:table-cell>
              <table:table-cell office:value-type="float" office:value="2.62">
                <text:p>2.6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pala</text:p>
                <draw:g>
                  <svg:desc>ehp.A7:ehp.A7</svg:desc>
                </draw:g>
              </table:table-cell>
              <table:table-cell office:value-type="float" office:value="2.95">
                <text:p>2.95</text:p>
                <draw:g>
                  <svg:desc>ehp.B7:ehp.AF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  <table:table-cell office:value-type="float" office:value="3.24">
                <text:p>3.24</text:p>
              </table:table-cell>
              <table:table-cell office:value-type="float" office:value="3.29">
                <text:p>3.29</text:p>
              </table:table-cell>
              <table:table-cell office:value-type="float" office:value="3.33">
                <text:p>3.33</text:p>
              </table:table-cell>
              <table:table-cell office:value-type="float" office:value="3.38">
                <text:p>3.38</text:p>
              </table:table-cell>
              <table:table-cell office:value-type="float" office:value="3.43">
                <text:p>3.43</text:p>
              </table:table-cell>
              <table:table-cell office:value-type="float" office:value="3.48">
                <text:p>3.48</text:p>
              </table:table-cell>
              <table:table-cell office:value-type="float" office:value="3.52">
                <text:p>3.52</text:p>
              </table:table-cell>
              <table:table-cell office:value-type="float" office:value="3.57">
                <text:p>3.57</text:p>
              </table:table-cell>
              <table:table-cell office:value-type="float" office:value="3.62">
                <text:p>3.62</text:p>
              </table:table-cell>
              <table:table-cell office:value-type="float" office:value="3.67">
                <text:p>3.67</text:p>
              </table:table-cell>
              <table:table-cell office:value-type="float" office:value="3.71">
                <text:p>3.71</text:p>
              </table:table-cell>
              <table:table-cell office:value-type="float" office:value="3.76">
                <text:p>3.76</text:p>
              </table:table-cell>
              <table:table-cell office:value-type="float" office:value="3.81">
                <text:p>3.81</text:p>
              </table:table-cell>
              <table:table-cell office:value-type="float" office:value="3.86">
                <text:p>3.86</text:p>
              </table:table-cell>
              <table:table-cell office:value-type="float" office:value="3.9">
                <text:p>3.9</text:p>
              </table:table-cell>
              <table:table-cell office:value-type="float" office:value="3.95">
                <text:p>3.95</text:p>
              </table:table-cell>
              <table:table-cell office:value-type="float" office:value="4">
                <text:p>4</text:p>
              </table:table-cell>
              <table:table-cell office:value-type="float" office:value="4.05">
                <text:p>4.05</text:p>
              </table:table-cell>
              <table:table-cell office:value-type="float" office:value="4.1">
                <text:p>4.1</text:p>
              </table:table-cell>
              <table:table-cell office:value-type="float" office:value="4.14">
                <text:p>4.14</text:p>
              </table:table-cell>
              <table:table-cell office:value-type="float" office:value="4.19">
                <text:p>4.19</text:p>
              </table:table-cell>
              <table:table-cell office:value-type="float" office:value="4.24">
                <text:p>4.24</text:p>
              </table:table-cell>
              <table:table-cell office:value-type="float" office:value="4.29">
                <text:p>4.29</text:p>
              </table:table-cell>
              <table:table-cell office:value-type="float" office:value="4.33">
                <text:p>4.3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brm stagger</text:p>
                <draw:g>
                  <svg:desc>ehp.A8:ehp.A8</svg:desc>
                </draw:g>
              </table:table-cell>
              <table:table-cell office:value-type="float" office:value="5.87">
                <text:p>5.87</text:p>
                <draw:g>
                  <svg:desc>ehp.B8:ehp.AF8</svg:desc>
                </draw:g>
              </table:table-cell>
              <table:table-cell office:value-type="float" office:value="6.1">
                <text:p>6.1</text:p>
              </table:table-cell>
              <table:table-cell office:value-type="float" office:value="6.32">
                <text:p>6.32</text:p>
              </table:table-cell>
              <table:table-cell office:value-type="float" office:value="6.54">
                <text:p>6.54</text:p>
              </table:table-cell>
              <table:table-cell office:value-type="float" office:value="6.76">
                <text:p>6.76</text:p>
              </table:table-cell>
              <table:table-cell office:value-type="float" office:value="6.98">
                <text:p>6.98</text:p>
              </table:table-cell>
              <table:table-cell office:value-type="float" office:value="7.21">
                <text:p>7.21</text:p>
              </table:table-cell>
              <table:table-cell office:value-type="float" office:value="7.43">
                <text:p>7.43</text:p>
              </table:table-cell>
              <table:table-cell office:value-type="float" office:value="7.65">
                <text:p>7.65</text:p>
              </table:table-cell>
              <table:table-cell office:value-type="float" office:value="7.87">
                <text:p>7.87</text:p>
              </table:table-cell>
              <table:table-cell office:value-type="float" office:value="8.1">
                <text:p>8.1</text:p>
              </table:table-cell>
              <table:table-cell office:value-type="float" office:value="8.32">
                <text:p>8.32</text:p>
              </table:table-cell>
              <table:table-cell office:value-type="float" office:value="8.54">
                <text:p>8.54</text:p>
              </table:table-cell>
              <table:table-cell office:value-type="float" office:value="8.76">
                <text:p>8.76</text:p>
              </table:table-cell>
              <table:table-cell office:value-type="float" office:value="8.98">
                <text:p>8.98</text:p>
              </table:table-cell>
              <table:table-cell office:value-type="float" office:value="9.21">
                <text:p>9.21</text:p>
              </table:table-cell>
              <table:table-cell office:value-type="float" office:value="9.43">
                <text:p>9.43</text:p>
              </table:table-cell>
              <table:table-cell office:value-type="float" office:value="9.65">
                <text:p>9.65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10.32">
                <text:p>10.32</text:p>
              </table:table-cell>
              <table:table-cell office:value-type="float" office:value="10.54">
                <text:p>10.54</text:p>
              </table:table-cell>
              <table:table-cell office:value-type="float" office:value="10.76">
                <text:p>10.76</text:p>
              </table:table-cell>
              <table:table-cell office:value-type="float" office:value="10.98">
                <text:p>10.98</text:p>
              </table:table-cell>
              <table:table-cell office:value-type="float" office:value="11.21">
                <text:p>11.21</text:p>
              </table:table-cell>
              <table:table-cell office:value-type="float" office:value="11.43">
                <text:p>11.43</text:p>
              </table:table-cell>
              <table:table-cell office:value-type="float" office:value="11.65">
                <text:p>11.65</text:p>
              </table:table-cell>
              <table:table-cell office:value-type="float" office:value="11.87">
                <text:p>11.87</text:p>
              </table:table-cell>
              <table:table-cell office:value-type="float" office:value="12.1">
                <text:p>12.1</text:p>
              </table:table-cell>
              <table:table-cell office:value-type="float" office:value="12.32">
                <text:p>12.32</text:p>
              </table:table-cell>
              <table:table-cell office:value-type="float" office:value="12.54">
                <text:p>12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